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1.02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58cm" fo:min-width="1.02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1.02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98cm" fo:min-width="1.02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1.024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537cm" fo:min-width="1.02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1.02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68cm" fo:min-width="1.02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81cm" fo:min-width="1.02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4.068cm" fo:min-width="1.024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747cm" fo:min-width="1.02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solid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524cm" svg:height="1.524cm" svg:x="21.32cm" svg:y="1.381cm">
          <text:p text:style-name="P1">CPU</text:p>
          <draw:enhanced-geometry svg:viewBox="0 0 21600 21600" draw:type="rectangle" draw:enhanced-path="M 0 0 L 21600 0 21600 21600 0 21600 0 0 Z N"/>
        </draw:custom-shape>
        <draw:g xml:id="id2" draw:id="id2">
          <draw:glue-point draw:id="4" svg:x="5cm" svg:y="2.48cm"/>
          <draw:custom-shape draw:style-name="gr2" draw:text-style-name="P2" draw:layer="layout" svg:width="1.524cm" svg:height="0.508cm" svg:x="21.32cm" svg:y="4.2cm">
            <text:p text:style-name="P2"><text:span text:style-name="T1">8K RO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24cm" svg:height="1.016cm" svg:x="21.32cm" svg:y="4.733cm">
            <text:p text:style-name="P2"><text:span text:style-name="T1">24K RA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524cm" svg:height="1.448cm" svg:x="21.32cm" svg:y="5.775cm">
            <text:p text:style-name="P2"><text:span text:style-name="T1">32K</text:span></text:p>
            <text:p text:style-name="P2"><text:span text:style-name="T1">RAM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glue-point draw:id="4" svg:x="-5cm" svg:y="0.57cm"/>
          <draw:custom-shape draw:style-name="gr5" draw:text-style-name="P1" draw:layer="layout" svg:width="1.524cm" svg:height="1.524cm" svg:x="24.368cm" svg:y="5.44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524cm" svg:height="1.524cm" svg:x="24.268cm" svg:y="5.54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524cm" svg:height="1.524cm" svg:x="24.168cm" svg:y="5.6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524cm" svg:height="1.524cm" svg:x="24.068cm" svg:y="5.745cm">
            <draw:glue-point draw:id="4" svg:x="-5.006cm" svg:y="0cm"/>
            <text:p text:style-name="P1"><text:span text:style-name="T1">4x128K</text:span></text:p>
            <text:p text:style-name="P1"><text:span text:style-name="T1">RAM</text:span>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3" draw:layer="layout" draw:type="lines" svg:x1="24.068cm" svg:y1="6.46cm" svg:x2="22.844cm" svg:y2="6.46cm" draw:start-shape="id1" draw:start-glue-point="4" draw:end-shape="id2" draw:end-glue-point="4" svg:d="M24068 6460h-501-222-501" svg:viewBox="0 0 1225 1">
          <text:p/>
        </draw:connector>
        <draw:connector draw:style-name="gr6" draw:text-style-name="P3" draw:layer="layout" draw:type="lines" svg:x1="22.082cm" svg:y1="2.905cm" svg:x2="22.082cm" svg:y2="4.2cm" draw:start-shape="id3" draw:start-glue-point="2" draw:end-shape="id2" draw:end-glue-point="0" svg:d="M22082 2905v501 293 501" svg:viewBox="0 0 1 1296">
          <text:p/>
        </draw:connector>
        <draw:custom-shape draw:style-name="gr1" draw:text-style-name="P1" xml:id="id4" draw:id="id4" draw:layer="layout" svg:width="1.524cm" svg:height="1.524cm" svg:x="11.581cm" svg:y="3.217cm">
          <text:p text:style-name="P1">GPU</text:p>
          <draw:enhanced-geometry svg:viewBox="0 0 21600 21600" draw:type="rectangle" draw:enhanced-path="M 0 0 L 21600 0 21600 21600 0 21600 0 0 Z N"/>
        </draw:custom-shape>
        <draw:g xml:id="id5" draw:id="id5">
          <draw:glue-point draw:id="4" svg:x="5cm" svg:y="2.48cm"/>
          <draw:glue-point draw:id="5" svg:x="-5.006cm" svg:y="2.656cm"/>
          <draw:g>
            <draw:custom-shape draw:style-name="gr7" draw:text-style-name="P2" draw:layer="layout" svg:width="1.524cm" svg:height="0.787cm" svg:x="11.581cm" svg:y="5.928cm">
              <text:p text:style-name="P2"><text:span text:style-name="T1">16K RO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1.524cm" svg:height="0.762cm" svg:x="11.581cm" svg:y="6.715cm">
              <text:p text:style-name="P2"><text:span text:style-name="T1">16K RAM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.524cm" svg:height="1.448cm" svg:x="11.581cm" svg:y="7.503cm">
              <text:p text:style-name="P2"><text:span text:style-name="T1">32K</text:span></text:p>
              <text:p text:style-name="P2"><text:span text:style-name="T1">RAM</text:span></text:p>
              <draw:enhanced-geometry svg:viewBox="0 0 21600 21600" draw:type="rectangle" draw:enhanced-path="M 0 0 L 21600 0 21600 21600 0 21600 0 0 Z N"/>
            </draw:custom-shape>
          </draw:g>
        </draw:g>
        <draw:g xml:id="id19" draw:id="id19">
          <draw:glue-point draw:id="4" svg:x="-5cm" svg:y="0.57cm"/>
          <draw:custom-shape draw:style-name="gr5" draw:text-style-name="P1" draw:layer="layout" svg:width="1.524cm" svg:height="1.524cm" svg:x="11.739cm" svg:y="10.2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524cm" svg:height="1.524cm" svg:x="11.639cm" svg:y="10.3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524cm" svg:height="1.524cm" svg:x="11.539cm" svg:y="10.4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524cm" svg:height="1.524cm" svg:x="11.439cm" svg:y="10.525cm">
            <draw:glue-point draw:id="4" svg:x="-5.006cm" svg:y="0cm"/>
            <text:p text:style-name="P1"><text:span text:style-name="T1">4x128K</text:span></text:p>
            <text:p text:style-name="P1"><text:span text:style-name="T1">RAM</text:span>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3" draw:layer="layout" draw:type="lines" svg:x1="12.343cm" svg:y1="4.741cm" svg:x2="12.343cm" svg:y2="5.928cm" draw:start-shape="id4" draw:start-glue-point="2" draw:end-shape="id5" draw:end-glue-point="0" svg:d="M12343 4741v501 184 502" svg:viewBox="0 0 1 1188">
          <text:p/>
        </draw:connector>
        <draw:custom-shape draw:style-name="gr1" draw:text-style-name="P1" xml:id="id8" draw:id="id8" draw:layer="layout" svg:width="1.524cm" svg:height="1.524cm" svg:x="10.399cm" svg:y="14.335cm">
          <text:p text:style-name="P1">APU</text:p>
          <draw:enhanced-geometry svg:viewBox="0 0 21600 21600" draw:type="rectangle" draw:enhanced-path="M 0 0 L 21600 0 21600 21600 0 21600 0 0 Z N"/>
        </draw:custom-shape>
        <draw:g xml:id="id7" draw:id="id7">
          <draw:glue-point draw:id="4" svg:x="5cm" svg:y="2.48cm"/>
          <draw:custom-shape draw:style-name="gr9" draw:text-style-name="P2" draw:layer="layout" svg:width="1.524cm" svg:height="0.718cm" svg:x="10.399cm" svg:y="17.046cm">
            <text:p text:style-name="P2"><text:span text:style-name="T1">16K RO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.524cm" svg:height="0.831cm" svg:x="10.399cm" svg:y="17.764cm">
            <text:p text:style-name="P2"><text:span text:style-name="T1">16K RA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524cm" svg:height="1.448cm" svg:x="10.399cm" svg:y="18.621cm">
            <text:p text:style-name="P2"><text:span text:style-name="T1">32K</text:span></text:p>
            <text:p text:style-name="P2"><text:span text:style-name="T1">RAM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glue-point draw:id="4" svg:x="-5cm" svg:y="0.57cm"/>
          <draw:custom-shape draw:style-name="gr5" draw:text-style-name="P1" draw:layer="layout" svg:width="1.524cm" svg:height="1.524cm" svg:x="13.447cm" svg:y="18.29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524cm" svg:height="1.524cm" svg:x="13.347cm" svg:y="18.39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524cm" svg:height="1.524cm" svg:x="13.247cm" svg:y="18.4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524cm" svg:height="1.524cm" svg:x="13.147cm" svg:y="18.591cm">
            <draw:glue-point draw:id="4" svg:x="-5.006cm" svg:y="0cm"/>
            <text:p text:style-name="P1"><text:span text:style-name="T1">4x128K</text:span></text:p>
            <text:p text:style-name="P1"><text:span text:style-name="T1">RAM</text:span>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3" draw:layer="layout" draw:type="lines" svg:x1="13.147cm" svg:y1="19.306cm" svg:x2="11.923cm" svg:y2="19.306cm" draw:start-shape="id6" draw:start-glue-point="4" draw:end-shape="id7" draw:end-glue-point="4" svg:d="M13147 19306h-501-222-501" svg:viewBox="0 0 1225 1">
          <text:p/>
        </draw:connector>
        <draw:connector draw:style-name="gr6" draw:text-style-name="P3" draw:layer="layout" draw:type="lines" svg:x1="11.161cm" svg:y1="15.859cm" svg:x2="11.161cm" svg:y2="17.046cm" draw:start-shape="id8" draw:start-glue-point="2" draw:end-shape="id7" draw:end-glue-point="0" svg:d="M11161 15859v501 185 501" svg:viewBox="0 0 1 1188">
          <text:p/>
        </draw:connector>
        <draw:custom-shape draw:style-name="gr11" draw:text-style-name="P4" xml:id="id18" draw:id="id18" draw:layer="layout" svg:width="1.524cm" svg:height="4.318cm" svg:x="17.383cm" svg:y="7.671cm">
          <draw:glue-point draw:id="4" svg:x="-5cm" svg:y="-2.352cm"/>
          <draw:glue-point draw:id="5" svg:x="-5cm" svg:y="2.647cm"/>
          <text:p text:style-name="P4"><text:span text:style-name="T2">C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24cm" svg:height="1.524cm" svg:x="4.927cm" svg:y="14.843cm">
          <text:p text:style-name="P2"><text:span text:style-name="T1">YMF825</text:span></text:p>
          <text:p text:style-name="P2"><text:span text:style-name="T1">Righ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24cm" svg:height="1.524cm" svg:x="4.927cm" svg:y="17.002cm">
          <text:p text:style-name="P2"><text:span text:style-name="T1">YMF825</text:span></text:p>
          <text:p text:style-name="P2"><text:span text:style-name="T1">Lef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24cm" svg:height="1.524cm" svg:x="7.813cm" svg:y="15.986cm">
          <text:p text:style-name="P1"><text:span text:style-name="T1">Serial</text:span></text:p>
          <text:p text:style-name="P1"><text:span text:style-name="T1">Port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s" svg:x1="10.399cm" svg:y1="15.097cm" svg:x2="9.337cm" svg:y2="16.748cm" draw:start-shape="id8" draw:start-glue-point="3" draw:end-shape="id9" draw:end-glue-point="1" svg:d="M10399 15097h-501l-60 1651h-501" svg:viewBox="0 0 1063 1652">
          <text:p/>
        </draw:connector>
        <draw:connector draw:style-name="gr6" draw:text-style-name="P3" draw:layer="layout" draw:type="lines" svg:x1="7.813cm" svg:y1="16.748cm" svg:x2="6.451cm" svg:y2="15.605cm" draw:start-shape="id9" draw:start-glue-point="3" draw:end-shape="id10" draw:end-glue-point="1" svg:d="M7813 16748h-501l-360-1143h-501" svg:viewBox="0 0 1363 1144">
          <text:p/>
        </draw:connector>
        <draw:connector draw:style-name="gr6" draw:text-style-name="P3" draw:layer="layout" draw:type="lines" svg:x1="7.813cm" svg:y1="16.748cm" svg:x2="6.451cm" svg:y2="17.764cm" draw:start-shape="id9" draw:start-glue-point="3" draw:end-shape="id11" svg:d="M7813 16748h-501l-360 1016h-501" svg:viewBox="0 0 1363 1017">
          <text:p/>
        </draw:connector>
        <draw:custom-shape draw:style-name="gr1" draw:text-style-name="P2" xml:id="id12" draw:id="id12" draw:layer="layout" svg:width="1.524cm" svg:height="1.524cm" svg:x="7.818cm" svg:y="13.3cm">
          <text:p text:style-name="P1"><text:span text:style-name="T1">Serial</text:span></text:p>
          <text:p text:style-name="P1"><text:span text:style-name="T1">Clock</text:span></text:p>
          <text:p text:style-name="P1"><text:span text:style-name="T1">10MHz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s" svg:x1="8.58cm" svg:y1="14.824cm" svg:x2="8.575cm" svg:y2="15.986cm" draw:start-shape="id12" draw:start-glue-point="2" draw:end-shape="id9" draw:end-glue-point="0" svg:d="M8580 14824v501l-5 160v501" svg:viewBox="0 0 6 1163">
          <text:p/>
        </draw:connector>
        <draw:custom-shape draw:style-name="gr1" draw:text-style-name="P2" xml:id="id13" draw:id="id13" draw:layer="layout" svg:width="1.524cm" svg:height="1.524cm" svg:x="1.881cm" svg:y="15.902cm">
          <text:p text:style-name="P1"><text:span text:style-name="T1">Audio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524cm" svg:height="1.524cm" svg:x="25.257cm" svg:y="18.018cm">
          <text:p text:style-name="P1"><text:span text:style-name="T1">Game</text:span></text:p>
          <text:p text:style-name="P1"><text:span text:style-name="T1">pads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lines" svg:x1="4.927cm" svg:y1="15.605cm" svg:x2="3.405cm" svg:y2="16.664cm" draw:start-shape="id10" draw:start-glue-point="3" draw:end-shape="id13" svg:d="M4927 15605h-501l-520 1059h-501" svg:viewBox="0 0 1523 1060">
          <text:p/>
        </draw:connector>
        <draw:connector draw:style-name="gr12" draw:text-style-name="P3" draw:layer="layout" draw:type="lines" svg:x1="4.927cm" svg:y1="17.764cm" svg:x2="3.405cm" svg:y2="16.664cm" draw:start-shape="id11" draw:start-glue-point="3" draw:end-shape="id13" draw:end-glue-point="1" svg:d="M4927 17764h-501l-520-1100h-501" svg:viewBox="0 0 1523 1101">
          <text:p/>
        </draw:connector>
        <draw:connector draw:style-name="gr12" draw:text-style-name="P3" draw:layer="layout" draw:type="lines" svg:x1="1.881cm" svg:y1="16.664cm" svg:x2="0.997cm" svg:y2="16.673cm" draw:start-shape="id13" draw:start-glue-point="3" svg:d="M1881 16664h-501l-383 9" svg:viewBox="0 0 885 10">
          <text:p/>
        </draw:connector>
        <draw:custom-shape draw:style-name="gr1" draw:text-style-name="P2" xml:id="id14" draw:id="id14" draw:layer="layout" svg:width="1.524cm" svg:height="1.524cm" svg:x="3.326cm" svg:y="5.187cm">
          <text:p text:style-name="P1"><text:span text:style-name="T1">VGA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24cm" svg:height="1.524cm" svg:x="6.247cm" svg:y="3.028cm">
          <text:p text:style-name="P1"><text:span text:style-name="T1">DA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24cm" svg:height="1.524cm" svg:x="6.247cm" svg:y="6.076cm">
          <text:p text:style-name="P1"><text:span text:style-name="T1">Bit</text:span></text:p>
          <text:p text:style-name="P1"><text:span text:style-name="T1">Clock</text:span></text:p>
          <text:p text:style-name="P1"><text:span text:style-name="T1">(65 MHz)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3.326cm" svg:y1="5.949cm" svg:x2="1cm" svg:y2="5.961cm" draw:start-shape="id14" draw:start-glue-point="3" svg:d="M3326 5949h-501l-1825 12" svg:viewBox="0 0 2327 13">
          <text:p text:style-name="P1"><text:span text:style-name="T1"><text:s text:c="4"/></text:span><text:span text:style-name="T1">640x480</text:span></text:p>
          <text:p text:style-name="P1"><text:span text:style-name="T1"><text:s text:c="5"/></text:span><text:span text:style-name="T1">60 Hz VGA</text:span></text:p>
        </draw:connector>
        <draw:connector draw:style-name="gr13" draw:text-style-name="P5" draw:layer="layout" draw:type="lines" svg:x1="6.247cm" svg:y1="6.838cm" svg:x2="4.85cm" svg:y2="5.949cm" draw:start-shape="id15" draw:start-glue-point="3" draw:end-shape="id14" svg:d="M6247 6838h-501l-395-889h-501" svg:viewBox="0 0 1398 890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Sync</text:span></text:p>
        </draw:connector>
        <draw:connector draw:style-name="gr13" draw:text-style-name="P5" draw:layer="layout" draw:type="lines" svg:x1="6.247cm" svg:y1="3.79cm" svg:x2="4.088cm" svg:y2="5.187cm" draw:start-shape="id16" draw:start-glue-point="3" draw:end-shape="id14" draw:end-glue-point="0" svg:d="M6247 3790h-501l-1658 896v501" svg:viewBox="0 0 2160 1398">
          <text:p text:style-name="P1"><text:span text:style-name="T1">RGB</text:span></text:p>
        </draw:connector>
        <draw:connector draw:style-name="gr12" draw:text-style-name="P3" draw:layer="layout" draw:type="lines" svg:x1="7.009cm" svg:y1="6.076cm" svg:x2="7.009cm" svg:y2="4.552cm" draw:start-shape="id15" draw:start-glue-point="0" draw:end-shape="id16" draw:end-glue-point="2" svg:d="M7009 6076v-501-522-501" svg:viewBox="0 0 1 1525">
          <text:p/>
        </draw:connector>
        <draw:g xml:id="id17" draw:id="id17">
          <draw:custom-shape draw:style-name="gr14" draw:text-style-name="P2" draw:layer="layout" svg:width="1.524cm" svg:height="2.997cm" svg:x="8.379cm" svg:y="3.995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524cm" svg:height="2.997cm" svg:x="8.279cm" svg:y="4.095cm">
            <text:p text:style-name="P2">1M</text:p>
            <text:p text:style-name="P2">Frame</text:p>
            <text:p text:style-name="P2">RAM</text:p>
            <draw:enhanced-geometry svg:viewBox="0 0 21600 21600" draw:type="rectangle" draw:enhanced-path="M 0 0 L 21600 0 21600 21600 0 21600 0 0 Z N"/>
          </draw:custom-shape>
        </draw:g>
        <draw:connector draw:style-name="gr12" draw:text-style-name="P3" draw:layer="layout" draw:type="lines" draw:line-skew="-1.093cm -0.127cm" svg:x1="9.091cm" svg:y1="3.995cm" svg:x2="7.009cm" svg:y2="3.028cm" draw:start-shape="id17" draw:start-glue-point="0" draw:end-shape="id16" draw:end-glue-point="0" svg:d="M9091 3995v-1595h-2082v628" svg:viewBox="0 0 2083 1596">
          <text:p/>
        </draw:connector>
        <draw:connector draw:style-name="gr12" draw:text-style-name="P3" draw:layer="layout" draw:type="lines" draw:line-skew="0cm 0.523cm" svg:x1="7.009cm" svg:y1="7.6cm" svg:x2="9.091cm" svg:y2="7.092cm" draw:start-shape="id15" draw:start-glue-point="2" draw:end-shape="id17" draw:end-glue-point="2" svg:d="M7009 7600v501l2082 14v-1023" svg:viewBox="0 0 2083 1024">
          <text:p/>
        </draw:connector>
        <draw:connector draw:style-name="gr6" draw:text-style-name="P3" draw:layer="layout" draw:type="lines" svg:x1="11.581cm" svg:y1="3.979cm" svg:x2="9.903cm" svg:y2="5.543cm" draw:start-shape="id4" draw:start-glue-point="3" draw:end-shape="id17" draw:end-glue-point="1" svg:d="M11581 3979h-501l-676 1564h-501" svg:viewBox="0 0 1679 1565">
          <text:p/>
        </draw:connector>
        <draw:connector draw:style-name="gr6" draw:text-style-name="P3" draw:layer="layout" draw:type="lines" draw:line-skew="-0.261cm -0.515cm" svg:x1="11.161cm" svg:y1="14.335cm" svg:x2="17.383cm" svg:y2="10.972cm" draw:start-shape="id8" draw:start-glue-point="0" draw:end-shape="id18" draw:end-glue-point="5" svg:d="M11161 14335v-762l5206-2601h1016" svg:viewBox="0 0 6223 3364">
          <text:p/>
        </draw:connector>
        <draw:connector draw:style-name="gr6" draw:text-style-name="P3" draw:layer="layout" draw:type="lines" draw:line-skew="0.348cm -0.261cm" svg:x1="13.105cm" svg:y1="3.979cm" svg:x2="17.383cm" svg:y2="8.815cm" draw:start-shape="id4" draw:start-glue-point="1" draw:end-shape="id18" draw:end-glue-point="4" svg:d="M13105 3979h849l2667 4836h762" svg:viewBox="0 0 4279 4837">
          <text:p/>
        </draw:connector>
        <draw:connector draw:style-name="gr6" draw:text-style-name="P3" draw:layer="layout" draw:type="lines" svg:x1="12.351cm" svg:y1="10.225cm" svg:x2="12.343cm" svg:y2="8.951cm" draw:start-shape="id19" draw:start-glue-point="0" draw:end-shape="id5" draw:end-glue-point="2" svg:d="M12351 10225v-501l-8-272v-501" svg:viewBox="0 0 9 1275">
          <text:p/>
        </draw:connector>
        <draw:custom-shape draw:style-name="gr1" draw:text-style-name="P2" xml:id="id20" draw:id="id20" draw:layer="layout" svg:width="1.524cm" svg:height="1.524cm" svg:x="16.24cm" svg:y="18.05cm">
          <text:p text:style-name="P1"><text:span text:style-name="T1">RS-2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.524cm" svg:height="1.524cm" svg:x="18.526cm" svg:y="18.05cm">
          <text:p text:style-name="P1"><text:span text:style-name="T1">Compact</text:span></text:p>
          <text:p text:style-name="P1"><text:span text:style-name="T1">Fla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524cm" svg:height="1.524cm" svg:x="20.812cm" svg:y="18.018cm">
          <text:p text:style-name="P1"><text:span text:style-name="T1">PS/2</text:span></text:p>
          <text:p text:style-name="P1"><text:span text:style-name="T1">Key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s" draw:line-skew="0.769cm" svg:x1="18.145cm" svg:y1="11.989cm" svg:x2="17.002cm" svg:y2="18.05cm" draw:start-shape="id18" draw:start-glue-point="2" draw:end-shape="id20" draw:end-glue-point="0" svg:d="M18145 11989v1270l-1143 4290v501" svg:viewBox="0 0 1144 6062">
          <text:p/>
        </draw:connector>
        <draw:connector draw:style-name="gr6" draw:text-style-name="P3" draw:layer="layout" draw:type="lines" draw:line-skew="0.769cm" svg:x1="18.145cm" svg:y1="11.989cm" svg:x2="19.288cm" svg:y2="18.05cm" draw:start-shape="id18" draw:start-glue-point="2" draw:end-shape="id21" draw:end-glue-point="0" svg:d="M18145 11989v1270l1143 4290v501" svg:viewBox="0 0 1144 6062">
          <text:p/>
        </draw:connector>
        <draw:connector draw:style-name="gr6" draw:text-style-name="P3" draw:layer="layout" draw:type="lines" draw:line-skew="0.769cm" svg:x1="18.145cm" svg:y1="11.989cm" svg:x2="21.574cm" svg:y2="18.018cm" draw:start-shape="id18" draw:start-glue-point="2" draw:end-shape="id22" draw:end-glue-point="0" svg:d="M18145 11989v1270l3429 4258v501" svg:viewBox="0 0 3430 6030">
          <text:p/>
        </draw:connector>
        <draw:connector draw:style-name="gr6" draw:text-style-name="P3" draw:layer="layout" draw:type="lines" draw:line-skew="0.769cm" svg:x1="18.145cm" svg:y1="11.989cm" svg:x2="26.019cm" svg:y2="18.018cm" draw:start-shape="id18" draw:start-glue-point="2" draw:end-shape="id23" draw:end-glue-point="0" svg:d="M18145 11989v1270l7874 4258v501" svg:viewBox="0 0 7875 6030">
          <text:p/>
        </draw:connector>
        <draw:connector draw:style-name="gr6" draw:text-style-name="P3" draw:layer="layout" draw:type="lines" svg:x1="17.002cm" svg:y1="19.574cm" svg:x2="16.999cm" svg:y2="20.569cm" draw:start-shape="id20" draw:start-glue-point="2" svg:d="M17002 19574v501l-3 494" svg:viewBox="0 0 4 996">
          <text:p/>
        </draw:connector>
        <draw:connector draw:style-name="gr6" draw:text-style-name="P3" draw:layer="layout" draw:type="lines" svg:x1="19.288cm" svg:y1="19.574cm" svg:x2="19.3cm" svg:y2="20.551cm" draw:start-shape="id21" draw:start-glue-point="2" svg:d="M19288 19574v501l12 476" svg:viewBox="0 0 13 978">
          <text:p/>
        </draw:connector>
        <draw:connector draw:style-name="gr6" draw:text-style-name="P3" draw:layer="layout" draw:type="lines" svg:x1="21.574cm" svg:y1="19.542cm" svg:x2="21.566cm" svg:y2="20.569cm" draw:start-shape="id22" draw:start-glue-point="2" svg:d="M21574 19542v501l-8 526" svg:viewBox="0 0 9 1028">
          <text:p/>
        </draw:connector>
        <draw:connector draw:style-name="gr12" draw:text-style-name="P3" draw:layer="layout" draw:type="line" svg:x1="26.024cm" svg:y1="20.551cm" svg:x2="26.019cm" svg:y2="19.542cm" draw:end-shape="id23" draw:end-glue-point="2" svg:d="M26024 20551l-5-1009" svg:viewBox="0 0 6 1010">
          <text:p/>
        </draw:connector>
        <draw:custom-shape draw:style-name="gr1" draw:text-style-name="P2" xml:id="id26" draw:id="id26" draw:layer="layout" svg:width="1.524cm" svg:height="1.524cm" svg:x="24.368cm" svg:y="1.381cm">
          <text:p text:style-name="P1"><text:span text:style-name="T1">CPU</text:span></text:p>
          <text:p text:style-name="P1"><text:span text:style-name="T1">C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4" draw:id="id24" draw:layer="layout" svg:width="1.524cm" svg:height="1.524cm" svg:x="13.289cm" svg:y="1cm">
          <text:p text:style-name="P2">GPU</text:p>
          <text:p text:style-name="P2">Cloc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type="lines" draw:line-skew="-0.485cm" svg:x1="13.289cm" svg:y1="1.762cm" svg:x2="12.343cm" svg:y2="3.217cm" draw:start-shape="id24" draw:start-glue-point="3" draw:end-shape="id4" draw:end-glue-point="0" svg:d="M13289 1762h-986l40 954v501" svg:viewBox="0 0 987 1456">
          <text:p/>
        </draw:connector>
        <draw:custom-shape draw:style-name="gr1" draw:text-style-name="P2" xml:id="id25" draw:id="id25" draw:layer="layout" svg:width="1.524cm" svg:height="1.524cm" svg:x="13.254cm" svg:y="14.335cm">
          <text:p text:style-name="P2">APU</text:p>
          <text:p text:style-name="P2">Cloc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type="lines" svg:x1="13.254cm" svg:y1="15.097cm" svg:x2="11.923cm" svg:y2="15.097cm" draw:start-shape="id25" draw:start-glue-point="3" draw:end-shape="id8" draw:end-glue-point="1" svg:d="M13254 15097h-501-329-501" svg:viewBox="0 0 1332 1">
          <text:p/>
        </draw:connector>
        <draw:connector draw:style-name="gr12" draw:text-style-name="P3" draw:layer="layout" draw:type="lines" svg:x1="24.368cm" svg:y1="2.143cm" svg:x2="22.844cm" svg:y2="2.143cm" draw:start-shape="id26" draw:start-glue-point="3" draw:end-shape="id3" draw:end-glue-point="1" svg:d="M24368 2143h-501-522-501" svg:viewBox="0 0 1525 1">
          <text:p/>
        </draw:connector>
        <draw:custom-shape draw:style-name="gr1" draw:text-style-name="P2" xml:id="id27" draw:id="id27" draw:layer="layout" svg:width="1.524cm" svg:height="1.524cm" svg:x="23.047cm" svg:y="18.018cm">
          <text:p text:style-name="P1"><text:span text:style-name="T1">PS/2</text:span></text:p>
          <text:p text:style-name="P1"><text:span text:style-name="T1">Mou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s" draw:line-skew="0.829cm" svg:x1="18.145cm" svg:y1="11.989cm" svg:x2="23.809cm" svg:y2="18.018cm" draw:start-shape="id18" draw:start-glue-point="2" draw:end-shape="id27" draw:end-glue-point="0" svg:d="M18145 11989v1330l5664 4198v501" svg:viewBox="0 0 5665 6030">
          <text:p/>
        </draw:connector>
        <draw:connector draw:style-name="gr6" draw:text-style-name="P3" draw:layer="layout" draw:type="lines" svg:x1="23.809cm" svg:y1="19.542cm" svg:x2="23.813cm" svg:y2="20.551cm" draw:start-shape="id27" draw:start-glue-point="2" svg:d="M23809 19542v501l4 508" svg:viewBox="0 0 5 1010">
          <text:p/>
        </draw:connector>
        <draw:connector draw:style-name="gr6" draw:text-style-name="P3" draw:layer="layout" draw:type="lines" draw:line-skew="-0.836cm -0.642cm" svg:x1="18.145cm" svg:y1="7.671cm" svg:x2="21.32cm" svg:y2="2.143cm" draw:start-shape="id18" draw:start-glue-point="0" draw:end-shape="id3" draw:end-glue-point="3" svg:d="M18145 7671v-1337l2032-4191h1143" svg:viewBox="0 0 3176 552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0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3T13:07:10.616000000</meta:creation-date>
    <dc:date>2020-02-23T21:07:19.544000000</dc:date>
    <meta:editing-duration>PT5H46M38S</meta:editing-duration>
    <meta:editing-cycles>9</meta:editing-cycles>
    <meta:generator>LibreOffice/6.4.0.3$Windows_X86_64 LibreOffice_project/b0a288ab3d2d4774cb44b62f04d5d28733ac6df8</meta:generator>
    <meta:document-statistic meta:object-count="87"/>
  </office:meta>
</office:document-meta>
</file>